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47in" fo:line-height="107%" fo:margin-left="-0.0034in">
        <style:tab-stops/>
      </style:paragraph-properties>
    </style:style>
    <style:style style:name="T2" style:parent-style-name="DefaultParagraphFont" style:family="text">
      <style:text-properties fo:font-size="16pt" style:font-size-asian="16pt"/>
    </style:style>
    <style:style style:name="P3" style:parent-style-name="Normal" style:family="paragraph">
      <style:paragraph-properties fo:margin-bottom="0.1305in" fo:line-height="107%" fo:margin-left="0in" fo:text-indent="0in">
        <style:tab-stops/>
      </style:paragraph-properties>
    </style:style>
    <style:style style:name="T4" style:parent-style-name="DefaultParagraphFont" style:family="text">
      <style:text-properties fo:font-size="16pt" style:font-size-asian="16pt"/>
    </style:style>
    <style:style style:name="P5" style:parent-style-name="Heading1" style:family="paragraph">
      <style:paragraph-properties fo:margin-left="-0.0034in">
        <style:tab-stops/>
      </style:paragraph-properties>
    </style:style>
    <style:style style:name="P6" style:parent-style-name="Normal" style:family="paragraph">
      <style:paragraph-properties fo:margin-left="-0.0034in">
        <style:tab-stops/>
      </style:paragraph-properties>
    </style:style>
    <style:style style:name="T7" style:parent-style-name="DefaultParagraphFont" style:family="text">
      <style:text-properties fo:font-style="italic" style:font-style-asian="italic"/>
    </style:style>
    <style:style style:name="P8" style:parent-style-name="Normal" style:family="paragraph">
      <style:paragraph-properties fo:margin-bottom="0.1798in" fo:line-height="107%" fo:margin-left="0in" fo:text-indent="0in">
        <style:tab-stops/>
      </style:paragraph-properties>
    </style:style>
    <style:style style:name="P9" style:parent-style-name="Heading1" style:family="paragraph">
      <style:paragraph-properties fo:margin-left="-0.0034in">
        <style:tab-stops/>
      </style:paragraph-properties>
    </style:style>
    <style:style style:name="P10" style:parent-style-name="Normal" style:family="paragraph">
      <style:paragraph-properties fo:margin-left="-0.0034in">
        <style:tab-stops/>
      </style:paragraph-properties>
    </style:style>
    <style:style style:name="P11" style:parent-style-name="Normal" style:family="paragraph">
      <style:paragraph-properties fo:margin-bottom="0.1798in" fo:line-height="107%" fo:margin-left="0in" fo:text-indent="0in">
        <style:tab-stops/>
      </style:paragraph-properties>
    </style:style>
    <style:style style:name="P12" style:parent-style-name="Heading1" style:family="paragraph">
      <style:paragraph-properties fo:margin-left="-0.0034in">
        <style:tab-stops/>
      </style:paragraph-properties>
    </style:style>
    <style:style style:name="P13" style:parent-style-name="Normal" style:family="paragraph">
      <style:paragraph-properties fo:margin-left="-0.0034in">
        <style:tab-stops/>
      </style:paragraph-properties>
    </style:style>
    <style:style style:name="P14" style:parent-style-name="Normal" style:family="paragraph">
      <style:paragraph-properties fo:margin-left="-0.0034in">
        <style:tab-stops/>
      </style:paragraph-properties>
    </style:style>
    <style:style style:name="P15" style:parent-style-name="Normal" style:family="paragraph">
      <style:paragraph-properties fo:margin-left="-0.0034in">
        <style:tab-stops/>
      </style:paragraph-properties>
    </style:style>
    <style:style style:name="P16" style:parent-style-name="Normal" style:family="paragraph">
      <style:paragraph-properties fo:margin-left="-0.0034in">
        <style:tab-stops/>
      </style:paragraph-properties>
    </style:style>
    <style:style style:name="P17" style:parent-style-name="Normal" style:family="paragraph">
      <style:paragraph-properties fo:margin-bottom="0.1798in" fo:line-height="107%" fo:margin-left="0in" fo:text-indent="0in">
        <style:tab-stops/>
      </style:paragraph-properties>
    </style:style>
    <style:style style:name="P18" style:parent-style-name="Heading1" style:family="paragraph">
      <style:paragraph-properties fo:margin-left="-0.0034in">
        <style:tab-stops/>
      </style:paragraph-properties>
    </style:style>
    <style:style style:name="P19" style:parent-style-name="Normal" style:family="paragraph">
      <style:paragraph-properties fo:margin-left="-0.0034in">
        <style:tab-stops/>
      </style:paragraph-properties>
    </style:style>
    <style:style style:name="P20" style:parent-style-name="Normal" style:family="paragraph">
      <style:paragraph-properties fo:margin-left="-0.0034in">
        <style:tab-stops/>
      </style:paragraph-properties>
    </style:style>
    <style:style style:name="P21" style:parent-style-name="Normal" style:family="paragraph">
      <style:paragraph-properties fo:margin-left="-0.0034in">
        <style:tab-stops/>
      </style:paragraph-properties>
    </style:style>
    <style:style style:name="P22" style:parent-style-name="Normal" style:family="paragraph">
      <style:paragraph-properties fo:margin-left="-0.0034in">
        <style:tab-stops/>
      </style:paragraph-properties>
    </style:style>
    <style:style style:name="P23" style:parent-style-name="Normal" style:family="paragraph">
      <style:paragraph-properties fo:margin-left="-0.0034in">
        <style:tab-stops/>
      </style:paragraph-properties>
    </style:style>
    <style:style style:name="P24" style:parent-style-name="Normal" style:family="paragraph">
      <style:paragraph-properties fo:margin-left="-0.0034in">
        <style:tab-stops/>
      </style:paragraph-properties>
    </style:style>
    <style:style style:name="P25" style:parent-style-name="Normal" style:family="paragraph">
      <style:paragraph-properties fo:margin-left="-0.0034in">
        <style:tab-stops/>
      </style:paragraph-properties>
    </style:style>
    <style:style style:name="P26" style:parent-style-name="Normal" style:family="paragraph">
      <style:paragraph-properties fo:margin-left="-0.0034in">
        <style:tab-stops/>
      </style:paragraph-properties>
    </style:style>
    <style:style style:name="P27" style:parent-style-name="Normal" style:family="paragraph">
      <style:paragraph-properties fo:margin-left="-0.0034in">
        <style:tab-stops/>
      </style:paragraph-properties>
    </style:style>
    <style:style style:name="P28" style:parent-style-name="Normal" style:family="paragraph">
      <style:paragraph-properties fo:margin-bottom="0.1798in" fo:line-height="107%" fo:margin-left="0in" fo:text-indent="0in">
        <style:tab-stops/>
      </style:paragraph-properties>
    </style:style>
    <style:style style:name="P29" style:parent-style-name="Heading1" style:family="paragraph">
      <style:paragraph-properties fo:margin-left="-0.0034in">
        <style:tab-stops/>
      </style:paragraph-properties>
    </style:style>
    <style:style style:name="P30" style:parent-style-name="Normal" style:family="paragraph">
      <style:paragraph-properties fo:margin-left="-0.0034in">
        <style:tab-stops/>
      </style:paragraph-properties>
    </style:style>
    <style:style style:name="P31" style:parent-style-name="Normal" style:family="paragraph">
      <style:paragraph-properties fo:margin-left="-0.0034in">
        <style:tab-stops/>
      </style:paragraph-properties>
    </style:style>
    <style:style style:name="P32" style:parent-style-name="Normal" style:family="paragraph">
      <style:paragraph-properties fo:margin-left="-0.0034in">
        <style:tab-stops/>
      </style:paragraph-properties>
    </style:style>
    <style:style style:name="P33" style:parent-style-name="Normal" style:family="paragraph">
      <style:paragraph-properties fo:margin-left="-0.0034in">
        <style:tab-stops/>
      </style:paragraph-properties>
    </style:style>
    <style:style style:name="P34" style:parent-style-name="Normal" style:family="paragraph">
      <style:paragraph-properties fo:margin-left="-0.0034in">
        <style:tab-stops/>
      </style:paragraph-properties>
    </style:style>
    <style:style style:name="P35" style:parent-style-name="Normal" style:family="paragraph">
      <style:paragraph-properties fo:margin-left="-0.0034in">
        <style:tab-stops/>
      </style:paragraph-properties>
    </style:style>
    <style:style style:name="P36" style:parent-style-name="Normal" style:family="paragraph">
      <style:paragraph-properties fo:margin-left="-0.0034in">
        <style:tab-stops/>
      </style:paragraph-properties>
    </style:style>
    <style:style style:name="P37" style:parent-style-name="Normal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bottom="0.1277in" fo:line-height="107%" fo:margin-left="0in" fo:text-indent="0in">
        <style:tab-stops/>
      </style:paragraph-properties>
    </style:style>
    <style:style style:name="P39" style:parent-style-name="Normal" style:family="paragraph">
      <style:paragraph-properties fo:margin-left="-0.0034in">
        <style:tab-stops/>
      </style:paragraph-properties>
    </style:style>
    <style:style style:name="P40" style:parent-style-name="Normal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left="-0.0034in">
        <style:tab-stops/>
      </style:paragraph-properties>
    </style:style>
    <style:style style:name="P42" style:parent-style-name="Normal" style:family="paragraph">
      <style:paragraph-properties fo:margin-left="-0.0034in">
        <style:tab-stops/>
      </style:paragraph-properties>
    </style:style>
    <style:style style:name="P43" style:parent-style-name="Normal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left="-0.0034in">
        <style:tab-stops/>
      </style:paragraph-properties>
    </style:style>
    <style:style style:name="P45" style:parent-style-name="Normal" style:family="paragraph">
      <style:paragraph-properties fo:margin-left="-0.0034in">
        <style:tab-stops/>
      </style:paragraph-properties>
    </style:style>
    <style:style style:name="P46" style:parent-style-name="Normal" style:family="paragraph">
      <style:paragraph-properties fo:margin-bottom="0in" fo:line-height="107%" fo:margin-left="0in" fo:text-indent="0in">
        <style:tab-stops/>
      </style:paragraph-properties>
    </style:style>
  </office:automatic-styles>
  <office:body>
    <office:text text:use-soft-page-breaks="true">
      <text:p text:style-name="P1"><text:span text:style-name="T2">Anderson Arenas González María Camila Giraldo Muñoz<text:s/></text:span></text:p>
      <text:p text:style-name="P3"><text:span text:style-name="T4"><text:s/></text:span></text:p>
      <text:h text:style-name="P5" text:outline-level="1">Idea<text:s/></text:h>
      <text:p text:style-name="P6">El sistema<text:s/><text:span text:style-name="T7">FacturaYa</text:span><text:s/>se enfoca en resolver problemas comunes en la administración de facturas y en la organización del inventario de productos. Este proyecto tiene como meta reducir errores, mejorar la eficiencia en el proceso de facturación y proporcionar reportes útiles para<text:s/>la toma de decisiones en la empresa.<text:s/></text:p>
      <text:p text:style-name="P8"><text:s/></text:p>
      <text:h text:style-name="P9" text:outline-level="1">Objetivo General<text:s/></text:h>
      <text:p text:style-name="P10">Desarrollar un sistema de gestión de facturación que permita a las empresas llevar un control preciso y automatizado de sus facturas, clientes, inventarios y reportes financieros.<text:s/></text:p>
      <text:p text:style-name="P11"><text:s/></text:p>
      <text:h text:style-name="P12" text:outline-level="1">Objetivos Específicos<text:s/></text:h>
      <text:p text:style-name="P13">Gestión de Clientes: Permitir el registro, edición y consulta de clientes, almacenando información esencial como documentos de identidad, dirección y datos de contacto.<text:s/></text:p>
      <text:soft-page-break/>
      <text:p text:style-name="P14">Administración de Productos e Inventario: Gestionar un inventario de productos con atributos clave, como precio, categoría e impuestos aplicables.<text:s/></text:p>
      <text:p text:style-name="P15">Creación y Gestión de Facturas: Permitir la creación de facturas detalladas, incluyendo métodos de pago, cálculos automáticos de impuestos y descuentos.<text:s/></text:p>
      <text:p text:style-name="P16">Generación de Informes: Proporcionar herramientas para generar reportes en JSON con datos clave para el análisis de ventas y movimientos de inventario.<text:s/></text:p>
      <text:p text:style-name="P17"><text:s/></text:p>
      <text:h text:style-name="P18" text:outline-level="1">Entidades del Sistema<text:s/></text:h>
      <text:p text:style-name="P19">Clientes: Representa a los clientes que realizan compras. Incluye atributos como identificación, dirección y<text:s/>contacto.<text:s/></text:p>
      <text:p text:style-name="P20">Productos: Incluye detalles del producto, como el precio, categoría y el impuesto aplicable, que facilitan el cálculo de la factura.<text:s/></text:p>
      <text:p text:style-name="P21">Categoría: Define categorías de productos para una mejor organización del inventario.<text:s/></text:p>
      <text:p text:style-name="P22">Impuestos: Define los impuestos aplicables, permitiendo el cálculo automático del valor a cobrar en las facturas.<text:s/></text:p>
      <text:soft-page-break/>
      <text:p text:style-name="P23">Inventario: Registra movimientos de entrada y salida de productos, permitiendo un control en tiempo real del stock.<text:s/></text:p>
      <text:p text:style-name="P24">Factura: Registra cada transacción de venta, enlazando al cliente, al método de pago y calculando automáticamente subtotales y totales.<text:s/></text:p>
      <text:p text:style-name="P25">Detalle Factura: Almacena cada línea de producto en la factura, incluyendo cantidad, descuentos y valor total.<text:s/></text:p>
      <text:p text:style-name="P26">Métodos de Pago: Enumera los métodos de pago disponibles, permitiendo la elección en cada factura.<text:s/></text:p>
      <text:p text:style-name="P27">Informes: Permite la generación de reportes en formato JSON para análisis de ventas, inventario y otros tipos de informe.<text:s/></text:p>
      <text:p text:style-name="P28"><text:s/></text:p>
      <text:h text:style-name="P29" text:outline-level="1">Funcionalidades del Sistema<text:s/></text:h>
      <text:p text:style-name="P30">Gestión de Clientes:<text:s/></text:p>
      <text:p text:style-name="P31">Registro y edición de información de clientes.<text:s/></text:p>
      <text:p text:style-name="P32">Búsqueda de clientes por documento o nombre.<text:s/></text:p>
      <text:p text:style-name="P33">Visualización de la información de clientes, incluyendo el historial de facturación.<text:s/></text:p>
      <text:p text:style-name="P34">Gestión de Productos e Inventario:<text:s/></text:p>
      <text:p text:style-name="P35">Registro de nuevos productos y actualización de precios.<text:s/></text:p>
      <text:p text:style-name="P36">Control de stock mediante movimientos de entrada y salida.<text:s/></text:p>
      <text:p text:style-name="P37">Actualización automática del inventario tras cada transacción de venta.<text:s/></text:p>
      <text:p text:style-name="P38"><text:s/></text:p>
      <text:p text:style-name="P39">Proceso de Facturación:<text:s/></text:p>
      <text:p text:style-name="P40">Creación de facturas, donde el usuario selecciona el cliente y añade los productos deseados.<text:s/></text:p>
      <text:p text:style-name="P41">Aplicación automática de impuestos y descuentos.<text:s/></text:p>
      <text:p text:style-name="P42">Selección de métodos de pago y ajuste del estado de la factura (pagada, pendiente, etc.).<text:s/></text:p>
      <text:p text:style-name="P43">Generación de Informes:<text:s/></text:p>
      <text:p text:style-name="P44">Creación de informes en formato JSON para la visualización de ventas totales, productos vendidos, inventario, y clientes.<text:s/></text:p>
      <text:p text:style-name="P45">Filtros por fecha, tipo de informe y otros criterios relevantes.<text:s/></text:p>
      <text:p text:style-name="P46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819in" fo:margin-left="0.0069in" fo:text-indent="-0.0069in">
        <style:tab-stops/>
      </style:paragraph-properties>
      <style:text-properties style:font-name="Calibri" style:font-name-asian="Calibri" style:font-name-complex="Calibri" fo:color="#000000" fo:font-size="16pt" style:font-size-asian="16pt" fo:hyphenate="false"/>
    </style:style>
    <style:style style:name="Normal" style:display-name="Normal" style:family="paragraph">
      <style:paragraph-properties fo:margin-bottom="0.118in" fo:line-height="112%" fo:margin-left="0.00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color="#000000" fo:font-size="16pt" style:font-size-asian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44in" style:print-orientation="portrait" fo:margin-top="1in" fo:margin-left="1.0006in" fo:margin-bottom="1.0784in" fo:margin-right="1.01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nderson arenas</meta:initial-creator>
    <dc:creator>word</dc:creator>
    <meta:creation-date>2024-11-09T19:08:00Z</meta:creation-date>
    <dc:date>2024-11-09T19:08:00Z</dc:date>
    <meta:template xlink:href="Normal" xlink:type="simple"/>
    <meta:editing-cycles>2</meta:editing-cycles>
    <meta:editing-duration>PT0S</meta:editing-duration>
    <meta:document-statistic meta:page-count="3" meta:paragraph-count="6" meta:word-count="482" meta:character-count="3230" meta:row-count="22" meta:non-whitespace-character-count="2754"/>
  </office:meta>
</office:document-meta>
</file>